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officeooo:rsid="00083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3 - Droit des TIC : <text:span text:style-name="T2">La protection juridique du nom de marque</text:span></text:p>
      <text:p text:style-name="P2"/>
      <text:p text:style-name="P3"><text:s text:c="5"/>=&gt;inpi.fr</text:p>
      <text:p text:style-name="P3"/>
      <text:p text:style-name="P5">1 – Combien coûte le dépôt de marque auprès de l'INPI ?</text:p>
      <text:p text:style-name="P5"/>
      <text:p text:style-name="P4"><text:span text:style-name="T1">2 – Rappelez en quoi consiste la classification de Nice, puis définissez « </text:span><text:span text:style-name="T3">le principe de spécialité </text:span>»</text:p>
      <text:p text:style-name="P4"/>
      <text:p text:style-name="P5">3 – Qu'est-ce qu'une <text:span text:style-name="T2">marque notoire </text:span>? Et de quelle protection juridique bénéficie-t-elle ? Résumez l'affaire Showroomprive.com contre Venteprivee.com</text:p>
      <text:p text:style-name="P5">=&gt; <text:a xlink:type="simple" xlink:href="http://dbenabou-avocats.com/?p=1716" text:style-name="Internet_20_link" text:visited-style-name="Visited_20_Internet_20_Link">http://dbenabou-avocats.com/?p=1716</text:a> </text:p>
      <text:p text:style-name="P5"/>
      <text:p text:style-name="P5">4 – Dans « <text:span text:style-name="T2">base de données marques </text:span>», effectuez quelques simulations de recherche de marque : Qu'observez-vous ? (marque enregistrée, en cours d'étude, enregistrement refusé,...)</text:p>
      <text:p text:style-name="P5"/>
      <text:p text:style-name="P5"><text:span text:style-name="T4">5</text:span> – Parmi les 45 classes, retrouvez celles qui sont relatives aux TIC : <text:span text:style-name="T2">Identifiez</text:span> les classes concernées, puis<text:span text:style-name="T2"> nommez</text:span> les produits et services TIC qui s'y trouv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dier KUEVIAKOE</meta:initial-creator>
    <meta:creation-date>2020-12-14T14:12:08.90</meta:creation-date>
    <dc:date>2021-09-24T11:23:08</dc:date>
    <meta:editing-duration>PT1H54M20S</meta:editing-duration>
    <meta:editing-cycles>8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8" meta:word-count="114" meta:character-count="764" meta:non-whitespace-character-count="647"/>
  </office:meta>
</office:document-meta>
</file>